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000000" loext:opacity="100%" style:font-name="FreeMono" fo:font-size="6pt" fo:letter-spacing="normal" fo:font-style="normal" fo:font-weight="bold" style:font-size-asian="6pt" style:font-weight-asian="bold" style:font-size-complex="6pt" style:font-weight-complex="bold"/>
    </style:style>
    <style:style style:name="P2" style:family="paragraph" style:parent-style-name="Preformatted_20_Text">
      <style:paragraph-properties fo:margin-top="0in" fo:margin-bottom="0.1965in" style:contextual-spacing="false" fo:orphans="2" fo:widows="2"/>
      <style:text-properties fo:font-variant="normal" fo:text-transform="none" fo:color="#000000" loext:opacity="100%" style:font-name="FreeMono" fo:font-size="6pt" fo:letter-spacing="normal" fo:font-style="normal" fo:font-weight="bold" style:font-size-asian="6pt" style:font-weight-asian="bold" style:font-size-complex="6pt" style:font-weight-complex="bold"/>
    </style:style>
    <style:style style:name="P3" style:family="paragraph" style:parent-style-name="Preformatted_20_Text">
      <style:paragraph-properties fo:orphans="2" fo:widows="2"/>
      <style:text-properties fo:font-variant="normal" fo:text-transform="none" fo:color="#000000" loext:opacity="100%" style:font-name="FreeMono" fo:font-size="6pt" fo:letter-spacing="normal" fo:font-weight="bold" style:font-size-asian="6pt" style:font-weight-asian="bold" style:font-size-complex="6pt" style:font-weight-complex="bold"/>
    </style:style>
    <style:style style:name="P4" style:family="paragraph" style:parent-style-name="Standard" style:list-style-name="List_20_1"/>
    <style:style style:name="P5" style:family="paragraph" style:parent-style-name="Standard">
      <style:text-properties style:font-name="FreeMono" fo:font-size="6pt" fo:font-weight="bold" style:font-size-asian="6pt" style:font-weight-asian="bold" style:font-size-complex="6pt" style:font-weight-complex="bold"/>
    </style:style>
    <style:style style:name="P6" style:family="paragraph" style:parent-style-name="Standard">
      <style:text-properties style:font-name="FreeMono" fo:font-size="7pt" fo:font-weight="bold" style:font-size-asian="7pt" style:font-weight-asian="bold" style:font-size-complex="7pt"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style="normal"/>
    </style:style>
    <style:style style:name="T2" style:family="text">
      <style:text-properties fo:font-weight="bold" style:font-weight-asian="bold" style:font-weight-complex="bold"/>
    </style:style>
    <style:style style:name="T3" style:family="text">
      <style:text-properties style:font-name="FreeMono" fo:font-weight="bold" style:font-weight-asian="bold" style:font-weight-complex="bold"/>
    </style:style>
    <style:style style:name="T4" style:family="text">
      <style:text-properties style:font-name="FreeMono" fo:font-size="6pt" fo:font-weight="bold" style:font-size-asian="6pt" style:font-weight-asian="bold" style:font-size-complex="6pt" style:font-weight-complex="bold"/>
    </style:style>
    <style:style style:name="T5" style:family="text">
      <style:text-properties style:font-name="FreeMono" fo:font-size="7pt" fo:font-weight="bold" style:font-size-asian="7pt" style:font-weight-asian="bold" style:font-size-complex="7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ading and writing a JSON file in Rust</text:p>
      <text:p text:style-name="Standard"/>
      <text:p text:style-name="P1">{</text:p>
      <text:p text:style-name="P3"><text:s text:c="4"/><text:span text:style-name="T1">"food":[</text:span></text:p>
      <text:p text:style-name="P3"><text:s text:c="8"/><text:span text:style-name="T1">{</text:span></text:p>
      <text:p text:style-name="P3"><text:s text:c="12"/><text:span text:style-name="T1">"id": 1,</text:span></text:p>
      <text:p text:style-name="P3"><text:s text:c="12"/><text:span text:style-name="T1">"name": "steak",</text:span></text:p>
      <text:p text:style-name="P3"><text:s text:c="12"/><text:span text:style-name="T1">"missy_comment": "I really like it a lot"</text:span></text:p>
      <text:p text:style-name="P3"><text:s text:c="8"/><text:span text:style-name="T1">},</text:span></text:p>
      <text:p text:style-name="P3"><text:s text:c="8"/><text:span text:style-name="T1">{</text:span></text:p>
      <text:p text:style-name="P3"><text:s text:c="12"/><text:span text:style-name="T1">"id": 2,</text:span></text:p>
      <text:p text:style-name="P3"><text:s text:c="12"/><text:span text:style-name="T1">"name": "kibble",</text:span></text:p>
      <text:p text:style-name="P3"><text:s text:c="12"/><text:span text:style-name="T1">"missy_comment": "I can live without it"</text:span></text:p>
      <text:p text:style-name="P3"><text:s text:c="8"/><text:span text:style-name="T1">},</text:span></text:p>
      <text:p text:style-name="P3"><text:s text:c="8"/><text:span text:style-name="T1">{</text:span></text:p>
      <text:p text:style-name="P3"><text:s text:c="12"/><text:span text:style-name="T1">"id": 3,</text:span></text:p>
      <text:p text:style-name="P3"><text:s text:c="12"/><text:span text:style-name="T1">"name": "chicken",</text:span></text:p>
      <text:p text:style-name="P3"><text:s text:c="12"/><text:span text:style-name="T1">"missy_comment": "I really like it a lot"</text:span></text:p>
      <text:p text:style-name="P3"><text:s text:c="8"/><text:span text:style-name="T1">}</text:span></text:p>
      <text:p text:style-name="P3"><text:s text:c="4"/><text:span text:style-name="T1">],</text:span></text:p>
      <text:p text:style-name="P3"><text:s text:c="4"/><text:span text:style-name="T1">"missy_food_schedule":[</text:span></text:p>
      <text:p text:style-name="P3"><text:s text:c="8"/><text:span text:style-name="T1">{</text:span></text:p>
      <text:p text:style-name="P3"><text:s text:c="12"/><text:span text:style-name="T1">"date": 20220228,</text:span></text:p>
      <text:p text:style-name="P3"><text:s text:c="12"/><text:span text:style-name="T1">"quantity": 1,</text:span></text:p>
      <text:p text:style-name="P3"><text:s text:c="12"/><text:span text:style-name="T1">"food": 1,</text:span></text:p>
      <text:p text:style-name="P3"><text:s text:c="12"/><text:span text:style-name="T1">"missy_grumpiness": 0</text:span></text:p>
      <text:p text:style-name="P3"><text:s text:c="8"/><text:span text:style-name="T1">},</text:span></text:p>
      <text:p text:style-name="P3"><text:s text:c="8"/><text:span text:style-name="T1">{</text:span></text:p>
      <text:p text:style-name="P3"><text:s text:c="12"/><text:span text:style-name="T1">"date": 20220227,</text:span></text:p>
      <text:p text:style-name="P3"><text:s text:c="12"/><text:span text:style-name="T1">"quantity": 2,</text:span></text:p>
      <text:p text:style-name="P3"><text:s text:c="12"/><text:span text:style-name="T1">"food": 1,</text:span></text:p>
      <text:p text:style-name="P3"><text:s text:c="12"/><text:span text:style-name="T1">"missy_grumpiness": 10</text:span></text:p>
      <text:p text:style-name="P3"><text:s text:c="8"/><text:span text:style-name="T1">},</text:span></text:p>
      <text:p text:style-name="P3"><text:s text:c="8"/><text:span text:style-name="T1">{</text:span></text:p>
      <text:p text:style-name="P3"><text:s text:c="12"/><text:span text:style-name="T1">"date": 20220226,</text:span></text:p>
      <text:p text:style-name="P3"><text:s text:c="12"/><text:span text:style-name="T1">"quantity": 3,</text:span></text:p>
      <text:p text:style-name="P3"><text:s text:c="12"/><text:span text:style-name="T1">"food": 3,</text:span></text:p>
      <text:p text:style-name="P3"><text:s text:c="12"/><text:span text:style-name="T1">"missy_grumpiness": 1</text:span></text:p>
      <text:p text:style-name="P3"><text:s text:c="8"/><text:span text:style-name="T1">}</text:span></text:p>
      <text:p text:style-name="P3"><text:s text:c="4"/><text:span text:style-name="T1">]</text:span></text:p>
      <text:p text:style-name="P2">}</text:p>
      <text:p text:style-name="Standard">As you can see, the file contains a single anonymous object, which contains two arrays, <text:span text:style-name="T3">food</text:span>, and <text:span text:style-name="T3">missy_food_schedule</text:span>. The food array includes all Missy's favorite food items, and <text:span text:style-name="T3">missy_food_schedule</text:span> has Missy's diet schedule for the last three days for February 2022 and more top-secret information.</text:p>
      <text:p text:style-name="Standard"/>
      <text:p text:style-name="Standard">In Rust, we can parse a JSON file with two different approaches:</text:p>
      <text:list xml:id="list883149264" text:style-name="List_20_1">
        <text:list-item>
          <text:p text:style-name="P4"><text:span text:style-name="T2">A dynamic approach:</text:span> the assumption here is that we do not fully understand the data present in the JSON file, so our program will have to check the existence and type of any data fields dynamically.</text:p>
        </text:list-item>
        <text:list-item>
          <text:p text:style-name="P4"><text:span text:style-name="T2">A static approach:</text:span> The assumption here is that we fully understand the data present in the JSON file, so we will use deserialization to check for the existence and type of any field.</text:p>
        </text:list-item>
      </text:list>
      <text:p text:style-name="Standard"/>
      <text:p text:style-name="Standard">To dynamically parse a JSON file, we will use the crate <text:span text:style-name="T3">serde_json</text:span>. This crate needs to be added to our <text:span text:style-name="T3">Cargo.toml</text:span> under the dependencies section.</text:p>
      <text:p text:style-name="Standard"/>
      <text:p text:style-name="P6">[package]</text:p>
      <text:p text:style-name="P6">name = "medium"</text:p>
      <text:p text:style-name="P6">version = "0.1.0"</text:p>
      <text:p text:style-name="P6">edition = "2021"</text:p>
      <text:p text:style-name="P6"/>
      <text:p text:style-name="P6"># See more keys and their definitions at https://doc.rust-lang.org/cargo/reference/manifest.html</text:p>
      <text:p text:style-name="P6"/>
      <text:p text:style-name="P6">[dependencies]</text:p>
      <text:p text:style-name="P6">serde_json = "1.0.59"</text:p>
      <text:p text:style-name="Standard"/>
      <text:p text:style-name="Standard">The program below was created to dynamically parse the file <text:span text:style-name="T3">missy_secrets.json</text:span> and double the food quantity consumed by Missy for the last three days of February to reflect a more accurate reality :).</text:p>
      <text:p text:style-name="Standard"/>
      <text:p text:style-name="P6">use serde_json::{Number, Value};</text:p>
      <text:p text:style-name="P6"/>
      <text:p text:style-name="P6">fn main() {</text:p>
      <text:p text:style-name="P6"><text:s text:c="4"/>// Get the filenames from the command line.</text:p>
      <text:p text:style-name="P6"><text:s text:c="4"/>let input_path = std::env::args().nth(1).unwrap();</text:p>
      <text:p text:style-name="P6"><text:s text:c="4"/>let output_path = std::env::args().nth(2).unwrap();</text:p>
      <text:p text:style-name="P6"/>
      <text:p text:style-name="P6"><text:s text:c="4"/>let mut missy_diet = {</text:p>
      <text:p text:style-name="P6"><text:s text:c="8"/>// Load the first file into a string.</text:p>
      <text:p text:style-name="P6"><text:s text:c="8"/>let text = std::fs::read_to_string(&amp;input_path).unwrap();</text:p>
      <text:p text:style-name="P6"/>
      <text:p text:style-name="P6"><text:s text:c="8"/>// Parse the string into a dynamically-typed JSON structure.</text:p>
      <text:p text:style-name="P6"><text:s text:c="8"/>serde_json::from_str::&lt;Value&gt;(&amp;text).unwrap()</text:p>
      <text:p text:style-name="P6"><text:s text:c="4"/>};</text:p>
      <text:p text:style-name="P6"/>
      <text:p text:style-name="P6"><text:s text:c="4"/>// Get the number of elements in the object 'missy_food_schedule'</text:p>
      <text:p text:style-name="P6"><text:s text:c="4"/>let nb_elements = missy_diet["missy_food_schedule"].as_array().unwrap().len();</text:p>
      <text:p text:style-name="P6"/>
      <text:p text:style-name="P6"><text:soft-page-break/><text:s text:c="4"/>for index in 0..nb_elements{</text:p>
      <text:p text:style-name="P6"><text:s text:c="8"/>if let Value::Number(n) = &amp;missy_diet["missy_food_schedule"][index]["quantity"] {</text:p>
      <text:p text:style-name="P6"><text:s text:c="12"/>// Double the quantity for each element in 'missy_food_schedule'</text:p>
      <text:p text:style-name="P6"><text:s text:c="12"/>missy_diet["missy_food_schedule"][index]["quantity"] =</text:p>
      <text:p text:style-name="P6"><text:s text:c="16"/>Value::Number(Number::from_f64(n.as_f64().unwrap() * 2.).unwrap());</text:p>
      <text:p text:style-name="P6"><text:s text:c="8"/>}</text:p>
      <text:p text:style-name="P6"><text:s text:c="4"/>}</text:p>
      <text:p text:style-name="P6"/>
      <text:p text:style-name="P6"><text:s text:c="4"/>// Save the JSON structure into the other file.</text:p>
      <text:p text:style-name="P6"><text:s text:c="4"/>std::fs::write(</text:p>
      <text:p text:style-name="P6"><text:s text:c="8"/>output_path,</text:p>
      <text:p text:style-name="P6"><text:s text:c="8"/>serde_json::to_string_pretty(&amp;missy_diet).unwrap(),</text:p>
      <text:p text:style-name="P6"><text:s text:c="4"/>)</text:p>
      <text:p text:style-name="P6"><text:s text:c="4"/>.unwrap();</text:p>
      <text:p text:style-name="P6">}</text:p>
      <text:p text:style-name="Standard"/>
      <text:p text:style-name="Standard">As you can see, we need checks for each element's existence and type before using it. Which can lead to some complex and lengthy lines of code.</text:p>
      <text:p text:style-name="Standard"><text:tab/>Writing and saving a JSON file is a simple operation, as shown from lines 28 to 32 of our example.</text:p>
      <text:p text:style-name="Standard"><text:tab/>To execute this program, we pass as the first parameter the <text:span text:style-name="T3">missy_secrets.json</text:span> file, and the second parameter will be the name of the new JSON file (<text:span text:style-name="T3">miss_secrets_dynamic.json</text:span>) created after updating the daily quantity of food consumed by Missy.</text:p>
      <text:p text:style-name="Standard"/>
      <text:p text:style-name="P6">cargo run missy_secrets.json miss_secrets_dynamic.json</text:p>
      <text:p text:style-name="Standard"/>
      <text:p text:style-name="Standard">The outcome of the execution of the program will be the following JSON file:</text:p>
      <text:p text:style-name="Standard"/>
      <text:p text:style-name="P5">{</text:p>
      <text:p text:style-name="P5"><text:s text:c="2"/>"food": [</text:p>
      <text:p text:style-name="P5"><text:s text:c="4"/>{</text:p>
      <text:p text:style-name="P5"><text:s text:c="6"/>"id": 1,</text:p>
      <text:p text:style-name="P5"><text:s text:c="6"/>"missy_comment": "I really like it a lot",</text:p>
      <text:p text:style-name="P5"><text:s text:c="6"/>"name": "steak"</text:p>
      <text:p text:style-name="P5"><text:s text:c="4"/>},</text:p>
      <text:p text:style-name="P5"><text:s text:c="4"/>{</text:p>
      <text:p text:style-name="P5"><text:s text:c="6"/>"id": 2,</text:p>
      <text:p text:style-name="P5"><text:s text:c="6"/>"missy_comment": "I can live without it",</text:p>
      <text:p text:style-name="P5"><text:s text:c="6"/>"name": "kibble"</text:p>
      <text:p text:style-name="P5"><text:s text:c="4"/>},</text:p>
      <text:p text:style-name="P5"><text:s text:c="4"/>{</text:p>
      <text:p text:style-name="P5"><text:s text:c="6"/>"id": 3,</text:p>
      <text:p text:style-name="P5"><text:s text:c="6"/>"missy_comment": "I really like it a lot",</text:p>
      <text:p text:style-name="P5"><text:s text:c="6"/>"name": "chicken"</text:p>
      <text:p text:style-name="P5"><text:s text:c="4"/>}</text:p>
      <text:p text:style-name="P5"><text:s text:c="2"/>],</text:p>
      <text:p text:style-name="P5"><text:s text:c="2"/>"missy_food_schedule": [</text:p>
      <text:p text:style-name="P5"><text:s text:c="4"/>{</text:p>
      <text:p text:style-name="P5"><text:s text:c="6"/>"date": 20220228,</text:p>
      <text:p text:style-name="P5"><text:s text:c="6"/>"food": 1,</text:p>
      <text:p text:style-name="P5"><text:s text:c="6"/>"missy_grumpiness": 0,</text:p>
      <text:p text:style-name="P5"><text:s text:c="6"/>"quantity": 2.0</text:p>
      <text:p text:style-name="P5"><text:s text:c="4"/>},</text:p>
      <text:p text:style-name="P5"><text:s text:c="4"/>{</text:p>
      <text:p text:style-name="P5"><text:s text:c="6"/>"date": 20220227,</text:p>
      <text:p text:style-name="P5"><text:s text:c="6"/>"food": 1,</text:p>
      <text:p text:style-name="P5"><text:s text:c="6"/>"missy_grumpiness": 10,</text:p>
      <text:p text:style-name="P5"><text:s text:c="6"/>"quantity": 4.0</text:p>
      <text:p text:style-name="P5"><text:s text:c="4"/>},</text:p>
      <text:p text:style-name="P5"><text:s text:c="4"/>{</text:p>
      <text:p text:style-name="P5"><text:s text:c="6"/>"date": 20220226,</text:p>
      <text:p text:style-name="P5"><text:s text:c="6"/>"food": 3,</text:p>
      <text:p text:style-name="P5"><text:s text:c="6"/>"missy_grumpiness": 1,</text:p>
      <text:p text:style-name="P5"><text:s text:c="6"/>"quantity": 6.0</text:p>
      <text:p text:style-name="P5"><text:s text:c="4"/>}</text:p>
      <text:p text:style-name="P5"><text:s text:c="2"/>]</text:p>
      <text:p text:style-name="P5">}</text:p>
      <text:p text:style-name="Standard"/>
      <text:p text:style-name="P7">Static parsing a JSON file</text:p>
      <text:p text:style-name="Standard">We should use a static type technique to parse our file when we are sure of the JSON file structure. Static parsing will directly convert the data present in a JSON file into some Rust objects.</text:p>
      <text:p text:style-name="Standard"><text:tab/>To achieve such goal, we will be using the crates <text:span text:style-name="T3">serde</text:span>, <text:span text:style-name="T3">serde_derive</text:span>, and <text:span text:style-name="T3">serde_json</text:span>.</text:p>
      <text:p text:style-name="Standard"/>
      <text:p text:style-name="P6">[package]</text:p>
      <text:p text:style-name="P6">name = "medium"</text:p>
      <text:p text:style-name="P6">version = "0.1.0"</text:p>
      <text:p text:style-name="P6">edition = "2021"</text:p>
      <text:p text:style-name="P6"/>
      <text:p text:style-name="P6"># See more keys and their definitions at https://doc.rust-lang.org/cargo/reference/manifest.html</text:p>
      <text:p text:style-name="P6"/>
      <text:p text:style-name="P6">[dependencies]</text:p>
      <text:p text:style-name="P6">serde = "1.0.117"</text:p>
      <text:p text:style-name="P6">serde_derive = "1.0.117"</text:p>
      <text:p text:style-name="P6">serde_json = "1.0.59"</text:p>
      <text:p text:style-name="Standard"/>
      <text:p text:style-name="Standard">Here is the source code to perform a static parsing of the same JSON file and, like before, the program aims to double the quantity of food consumed by Missy.</text:p>
      <text:p text:style-name="Standard"><text:span text:style-name="T5"/></text:p>
      <text:p text:style-name="Standard"><text:soft-page-break/><text:span text:style-name="T5">use serde_derive::{Deserialize, Serialize};</text:span></text:p>
      <text:p text:style-name="P6"/>
      <text:p text:style-name="P6">#[derive(Deserialize, Serialize, Debug)]</text:p>
      <text:p text:style-name="P6">struct Food {</text:p>
      <text:p text:style-name="P6"><text:s text:c="4"/>id: u32,</text:p>
      <text:p text:style-name="P6"><text:s text:c="4"/>name: String,</text:p>
      <text:p text:style-name="P6"><text:s text:c="4"/>missy_likeness: String,</text:p>
      <text:p text:style-name="P6">}</text:p>
      <text:p text:style-name="P6"/>
      <text:p text:style-name="P6">#[derive(Deserialize, Serialize, Debug)]</text:p>
      <text:p text:style-name="P6">struct Schedule {</text:p>
      <text:p text:style-name="P6"><text:s text:c="4"/>date: i64,</text:p>
      <text:p text:style-name="P6"><text:s text:c="4"/>quantity: f64,</text:p>
      <text:p text:style-name="P6"><text:s text:c="4"/>food: u32,</text:p>
      <text:p text:style-name="P6"><text:s text:c="4"/>missy_grumpiness: u32,</text:p>
      <text:p text:style-name="P6">}</text:p>
      <text:p text:style-name="P6"/>
      <text:p text:style-name="P6">#[derive(Deserialize, Serialize, Debug)]</text:p>
      <text:p text:style-name="P6">struct MissyFoodSchedule {</text:p>
      <text:p text:style-name="P6"><text:s text:c="4"/>food: Vec&lt;Food&gt;,</text:p>
      <text:p text:style-name="P6"><text:s text:c="4"/>missy_food_schedule: Vec&lt;Schedule&gt;,</text:p>
      <text:p text:style-name="P6">}</text:p>
      <text:p text:style-name="P6"/>
      <text:p text:style-name="P6">fn main() -&gt; Result&lt;(), std::io::Error&gt; {</text:p>
      <text:p text:style-name="P6"><text:s text:c="4"/>let input_path = std::env::args().nth(1).unwrap();</text:p>
      <text:p text:style-name="P6"><text:s text:c="4"/>let output_path = std::env::args().nth(2).unwrap();</text:p>
      <text:p text:style-name="P6"><text:s text:c="4"/>let mut missy_secrets = {</text:p>
      <text:p text:style-name="P6"><text:s text:c="8"/>let missy_secrets = std::fs::read_to_string(&amp;input_path)?;</text:p>
      <text:p text:style-name="P6"/>
      <text:p text:style-name="P6"><text:s text:c="8"/>// Load the MissyFoodSchedule structure from the string.</text:p>
      <text:p text:style-name="P6"><text:s text:c="8"/>serde_json::from_str::&lt;MissyFoodSchedule&gt;(&amp;missy_secrets).unwrap()</text:p>
      <text:p text:style-name="P6"><text:s text:c="4"/>};</text:p>
      <text:p text:style-name="P6"/>
      <text:p text:style-name="P6"><text:s text:c="4"/>// Double the quantity for each element in 'missy_food_schedule'</text:p>
      <text:p text:style-name="P6"><text:s text:c="4"/>for index in 0..missy_secrets.missy_food_schedule.len() {</text:p>
      <text:p text:style-name="P6"><text:s text:c="8"/>missy_secrets.missy_food_schedule[index].quantity *= 2.;</text:p>
      <text:p text:style-name="P6"><text:s text:c="4"/>}</text:p>
      <text:p text:style-name="P6"/>
      <text:p text:style-name="P6"><text:s text:c="4"/>// Save the JSON structure into the output file</text:p>
      <text:p text:style-name="P6"><text:s text:c="4"/>std::fs::write(</text:p>
      <text:p text:style-name="P6"><text:s text:c="8"/>output_path,</text:p>
      <text:p text:style-name="P6"><text:s text:c="8"/>serde_json::to_string_pretty(&amp;missy_secrets).unwrap(),</text:p>
      <text:p text:style-name="P6"><text:s text:c="4"/>)?;</text:p>
      <text:p text:style-name="P6"/>
      <text:p text:style-name="P6"><text:s text:c="4"/>Ok(())</text:p>
      <text:p text:style-name="P6">}</text:p>
      <text:p text:style-name="Standard"/>
      <text:p text:style-name="Standard">As you may have realized, we created three structs, one for every object type in the<text:span text:style-name="T3"> missy_secrets.json</text:span> file.</text:p>
      <text:p text:style-name="Standard"><text:tab/><text:span text:style-name="T3">Structs</text:span> are in Rust the equivalent of classes from an object-oriented programing perspective. Any behavior linked to a struct or type is introduced via Rust's <text:span text:style-name="T3">Traits</text:span>.</text:p>
      <text:p text:style-name="Standard"/>
      <text:p text:style-name="Standard">In our code source, each Struct is preceded by the following attribute:</text:p>
      <text:p text:style-name="Standard"/>
      <text:p text:style-name="P6">#[derive(Deserialize, Serialize, Debug)]</text:p>
      <text:p text:style-name="Standard"/>
      <text:list xml:id="list120004298945593" text:continue-numbering="true" text:style-name="List_20_1">
        <text:list-item>
          <text:p text:style-name="P4">The <text:span text:style-name="T2">Deserialize</text:span> trait is required to parse (that is, read) JSON strings into this Struct.</text:p>
        </text:list-item>
        <text:list-item>
          <text:p text:style-name="P4">The <text:span text:style-name="T2">Serialize</text:span> trait is required to format (that is, write) this Struct into a JSON string.</text:p>
        </text:list-item>
        <text:list-item>
          <text:p text:style-name="P4">The <text:span text:style-name="T2">Debug</text:span> trait is for printing a Struct on a debug trace.</text:p>
        </text:list-item>
      </text:list>
      <text:p text:style-name="Standard"/>
      <text:p text:style-name="Standard">Running this program with the following command will produce an updated version of the JSON file.</text:p>
      <text:p text:style-name="Standard"/>
      <text:p text:style-name="P6">cargo run missy_secrets.json miss_secrets_static.json</text:p>
      <text:p text:style-name="Standard"/>
      <text:p text:style-name="Standard">As you can see, this example is more concise. Creating some Structs to represent each object in the JSON file allows us to directly extract all the data without checking for any element's existence or type.</text:p>
      <text:p text:style-name="Standard"><text:tab/>This approach is more malleable, maintainable, and can be easily extended.</text:p>
      <text:p text:style-name="Standard"><text:tab/>If we change an existing object in our JSON file, we only need to do the same modification in the Struct representing that object in our program.</text:p>
      <text:p text:style-name="Standard"><text:tab/>If we add a new element into our JSON structure, we only need to create a new Struct to represent this new element.</text:p>
      <text:p text:style-name="Standard"/>
      <text:p text:style-name="Standard"/>
      <text:p text:style-name="Standard"/>
      <text:p text:style-name="Standard"/>
      <text:p text:style-name="P7"><text:soft-page-break/>Traits: The Rust answer to inheritance</text:p>
      <text:p text:style-name="Standard">As an object-oriented programming language, we could assume that Rust has a concept of class and inheritance, but it is relatively incorrect.</text:p>
      <text:p text:style-name="Standard"><text:tab/>Structs are Rust concepts to represent classes. Structs are conceptually close to abstract classes in Python, as they do not have methods directly implemented within them and do not allow inheritance. Instead, Rust introduced the concept of Traits.</text:p>
      <text:p text:style-name="Standard"><text:tab/>Traits are a group of methods defined for a particular type. They are an abstract definition of shared behavior amongst different types.</text:p>
      <text:p text:style-name="Standard"><text:tab/>The focus here is on separating Structs from their potentially shared behaviors. Thus, there is no inheritance, no multi-inheritance, or forced inheritance; hence, we do not inherit our ancestors' defects or unwanted behavior.</text:p>
      <text:p text:style-name="Standard"><text:tab/>Those four reasons are the source of my love for Rust and why I think it is such an excellent programing language worth lear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7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1:31:26.170319757</meta:creation-date>
    <dc:date>2022-11-15T12:00:02.703814427</dc:date>
    <meta:editing-duration>PT28M30S</meta:editing-duration>
    <meta:editing-cycles>14</meta:editing-cycles>
    <meta:generator>LibreOffice/7.3.6.2$Linux_X86_64 LibreOffice_project/30$Build-2</meta:generator>
    <meta:document-statistic meta:table-count="0" meta:image-count="0" meta:object-count="0" meta:page-count="4" meta:paragraph-count="194" meta:word-count="1164" meta:character-count="8605" meta:non-whitespace-character-count="6799"/>
  </office:meta>
</office:document-meta>
</file>